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.compareTo( java . lang . Charac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toUpperCas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set.Subse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forDigit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JavaIdentifierPar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UnicodeIdentifierPar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TitleCas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icodeBlock.of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Lette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IdentifierIgnorabl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Defined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UnicodeIdentifierStar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icodeBlock.Unicode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UpperCas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ISOControl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cha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toLowerCas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Digi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LowerCas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se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digit( char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toTitleCas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Characte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JavaIdentifierStar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SpaceCha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getNumericValu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LetterOrDigi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isWhitespac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getType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